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8cm"/>
    </style:style>
    <style:style style:name="co4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7.325cm"/>
    </style:style>
    <style:style style:name="co6" style:family="table-column">
      <style:table-column-properties fo:break-before="auto" style:column-width="7.685cm"/>
    </style:style>
    <style:style style:name="co8" style:family="table-column">
      <style:table-column-properties fo:break-before="auto" style:column-width="4.246cm"/>
    </style:style>
    <style:style style:name="ro1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2.106cm" fo:break-before="auto" style:use-optimal-row-height="false"/>
    </style:style>
    <style:style style:name="ro4" style:family="table-row">
      <style:table-row-properties style:row-height="2.157cm" fo:break-before="auto" style:use-optimal-row-height="false"/>
    </style:style>
    <style:style style:name="ro5" style:family="table-row">
      <style:table-row-properties style:row-height="3.21cm" fo:break-before="auto" style:use-optimal-row-height="false"/>
    </style:style>
    <style:style style:name="ro6" style:family="table-row">
      <style:table-row-properties style:row-height="2.921cm" fo:break-before="auto" style:use-optimal-row-height="false"/>
    </style:style>
    <style:style style:name="ro7" style:family="table-row">
      <style:table-row-properties style:row-height="2.342cm" fo:break-before="auto" style:use-optimal-row-height="false"/>
    </style:style>
    <style:style style:name="ro8" style:family="table-row">
      <style:table-row-properties style:row-height="4.001cm" fo:break-before="auto" style:use-optimal-row-height="false"/>
    </style:style>
    <style:style style:name="ro9" style:family="table-row">
      <style:table-row-properties style:row-height="3cm" fo:break-before="auto" style:use-optimal-row-height="true"/>
    </style:style>
    <style:style style:name="ro10" style:family="table-row">
      <style:table-row-properties style:row-height="2.685cm" fo:break-before="auto" style:use-optimal-row-height="fals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3.316cm" fo:break-before="auto" style:use-optimal-row-height="false"/>
    </style:style>
    <style:style style:name="ro15" style:family="table-row">
      <style:table-row-properties style:row-height="2.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33ff" style:text-align-source="fix" style:repeat-content="false"/>
      <style:paragraph-properties fo:text-align="justify" fo:margin-left="0cm"/>
      <style:text-properties fo:color="#ffffff" style:font-name="Arial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ackground-color="#9900ff" style:text-align-source="fix" style:repeat-content="false"/>
      <style:paragraph-properties fo:text-align="justify" fo:margin-left="0cm"/>
      <style:text-properties fo:color="#ffffff" style:font-name="Arial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7" table:number-columns-repeated="1018" table:default-cell-style-name="ce2"/>
        <table:table-row table:style-name="ro2">
          <table:table-cell table:style-name="ce1" office:value-type="string">
            <text:p>Catégorie</text:p>
          </table:table-cell>
          <table:table-cell table:style-name="ce3" office:value-type="string">
            <text:p>Problème identifié</text:p>
          </table:table-cell>
          <table:table-cell table:style-name="ce3" office:value-type="string">
            <text:p>Explication du problème</text:p>
          </table:table-cell>
          <table:table-cell table:style-name="ce3" office:value-type="string">
            <text:p>Bonne pratique à adopter</text:p>
          </table:table-cell>
          <table:table-cell table:style-name="ce3" office:value-type="string">
            <text:p>Action recommandée</text:p>
          </table:table-cell>
          <table:table-cell table:style-name="ce3" office:value-type="string">
            <text:p>Référence</text:p>
          </table:table-cell>
          <table:table-cell table:number-columns-repeated="1018"/>
        </table:table-row>
        <table:table-row table:style-name="ro3">
          <table:table-cell office:value-type="string">
            <text:p>Accessibilité</text:p>
          </table:table-cell>
          <table:table-cell office:value-type="string">
            <text:p>Balise lang sur « default »</text:p>
          </table:table-cell>
          <table:table-cell office:value-type="string">
            <text:p>La langue (français) du site n'est pas spécifiée.</text:p>
          </table:table-cell>
          <table:table-cell office:value-type="string">
            <text:p>Améliorer l'interprétation du contenu par les utilisateurs dans différentes localisations en précisant la langue du site. (Cela aidera également pour la traduction automatique)</text:p>
          </table:table-cell>
          <table:table-cell office:value-type="string">
            <text:p>Mettre « fr »  à la place de « default » dans la balise lang.</text:p>
          </table:table-cell>
          <table:table-cell office:value-type="string">
            <text:p>Google Lighthouse</text:p>
          </table:table-cell>
          <table:table-cell office:value-type="string">
            <text:p>fait</text:p>
          </table:table-cell>
          <table:table-cell table:number-columns-repeated="1017"/>
        </table:table-row>
        <table:table-row table:style-name="ro4">
          <table:table-cell office:value-type="string">
            <text:p>SEO</text:p>
          </table:table-cell>
          <table:table-cell office:value-type="string">
            <text:p>La page n'a pas de titre. « . »</text:p>
          </table:table-cell>
          <table:table-cell office:value-type="string">
            <text:p>Sans la balise title, le robot d'indexation ne pourra pas correctement indexer la page.</text:p>
          </table:table-cell>
          <table:table-cell office:value-type="string">
            <text:p>Toujours nommer ses pages avec des titres appropriés, en incluant : des mots-clés, de 10 à 12, sans dépasser les 65 caractères.</text:p>
          </table:table-cell>
          <table:table-cell office:value-type="string">
            <text:p>Ajouter un titre avec les mots clés importants « Agence de Webdesign Lyon Entreprise.. »</text:p>
          </table:table-cell>
          <table:table-cell office:value-type="string">
            <text:p><text:a xlink:href="https://smartkeyword.io/seo-on-page-balise-title/">https://smartkeyword.io/seo-on-page-balise-title/</text:a></text:p>
          </table:table-cell>
          <table:table-cell office:value-type="string">
            <text:p>fait</text:p>
          </table:table-cell>
          <table:table-cell table:number-columns-repeated="1017"/>
        </table:table-row>
        <table:table-row table:style-name="ro5">
          <table:table-cell office:value-type="string">
            <text:p>SEO</text:p>
          </table:table-cell>
          <table:table-cell office:value-type="string">
            <text:p>Il n'y a pas de balise meta description</text:p>
          </table:table-cell>
          <table:table-cell office:value-type="string">
            <text:p>Les robots d'indexation ne peuvent pas vraiment comprendre le contenu du site sans cette balise.</text:p>
          </table:table-cell>
          <table:table-cell office:value-type="string">
            <text:p>Les méta description doivent être incluses dans les résultats de recherche pour résumer de manière concise le contenu de la page.</text:p>
          </table:table-cell>
          <table:table-cell office:value-type="string">
            <text:p>Ajouter une description dans la balise meta description en utilisant les mots-clés appropriés.</text:p>
          </table:table-cell>
          <table:table-cell office:value-type="string">
            <text:p>Google Lighthouse</text:p>
          </table:table-cell>
          <table:table-cell office:value-type="string">
            <text:p>fait</text:p>
          </table:table-cell>
          <table:table-cell table:number-columns-repeated="1017"/>
        </table:table-row>
        <table:table-row table:style-name="ro6">
          <table:table-cell office:value-type="string">
            <text:p>SEO</text:p>
          </table:table-cell>
          <table:table-cell office:value-type="string">
            <text:p>Tailles de police illisibles</text:p>
          </table:table-cell>
          <table:table-cell office:value-type="string">
            <text:p>Étant inférieures à 12px cela oblige les utilisateurs à « pincer pour zoomer », le site n'est donc pas adapté aux mobiles. De plus, cela ne convient pas aux utilisateurs ayant une basse vision.</text:p>
          </table:table-cell>
          <table:table-cell office:value-type="string">
            <text:p>Utiliser une taille de police supérieure ou égale à 12px.</text:p>
          </table:table-cell>
          <table:table-cell office:value-type="string">
            <text:p>Augmenter la taille des polices.</text:p>
          </table:table-cell>
          <table:table-cell office:value-type="string">
            <text:p>Google Lighthouse</text:p>
          </table:table-cell>
          <table:table-cell office:value-type="string">
            <text:p>fait</text:p>
          </table:table-cell>
          <table:table-cell table:number-columns-repeated="1017"/>
        </table:table-row>
        <table:table-row table:style-name="ro7">
          <table:table-cell office:value-type="string">
            <text:p>Accessibilité</text:p>
          </table:table-cell>
          <table:table-cell office:value-type="string">
            <text:p>Les couleurs d'arrière-plan et de premier plan n'ont pas un ratio de contraste suffisant.</text:p>
          </table:table-cell>
          <table:table-cell office:value-type="string">
            <text:p>Un texte à faible contraste est difficile ou impossible à lire pour de nombreux utilisateurs.</text:p>
          </table:table-cell>
          <table:table-cell office:value-type="string">
            <text:p>Améliorer la lisibilité du contenu est essentiel.</text:p>
          </table:table-cell>
          <table:table-cell office:value-type="string">
            <text:p>Changer la couleur des textes et des arrière-plans afin d'augmenter le contraste.</text:p>
          </table:table-cell>
          <table:table-cell office:value-type="string">
            <text:p>Google Lighthouse</text:p>
          </table:table-cell>
          <table:table-cell office:value-type="string">
            <text:p>fait</text:p>
          </table:table-cell>
          <table:table-cell table:number-columns-repeated="1017"/>
        </table:table-row>
        <table:table-row table:style-name="ro8">
          <table:table-cell office:value-type="string">
            <text:p>Accessibilité</text:p>
          </table:table-cell>
          <table:table-cell office:value-type="string">
            <text:p>Les liens n'ont pas de nom discernable.</text:p>
          </table:table-cell>
          <table:table-cell office:value-type="string">
            <text:p>Les réseaux en bas de page n'ont pas de « noms » ils sont identifiés en tant que « social » dans le code. Sans cette spécification, la navigation n'est pas facilitée pour les utilisateurs de lecteurs d'écran.</text:p>
          </table:table-cell>
          <table:table-cell office:value-type="string">
            <text:p>Le texte de lien (et le texte alternatif pour les images, lorsqu'il est utilisé comme lien) qui est discernable améliore la <text:s/>navigation pour les utilisateurs de technologies d'assistance, comme les lecteurs d'écran pour les non-voyants.</text:p>
          </table:table-cell>
          <table:table-cell office:value-type="string">
            <text:p>Ajouter des noms au liens ex : Instagram, Twitter</text:p>
          </table:table-cell>
          <table:table-cell office:value-type="string">
            <text:p>Google Lighthouse</text:p>
          </table:table-cell>
          <table:table-cell office:value-type="string">
            <text:p>fait</text:p>
          </table:table-cell>
          <table:table-cell table:number-columns-repeated="1017"/>
        </table:table-row>
        <table:table-row table:style-name="ro9">
          <table:table-cell office:value-type="string">
            <text:p>Accessibilité</text:p>
          </table:table-cell>
          <table:table-cell office:value-type="string">
            <text:p>Hiérarchie des balises balises « H3 » pas respectée</text:p>
          </table:table-cell>
          <table:table-cell office:value-type="string">
            <text:p>les éléments d'en-tête (H1, H2, H3) ne sont pas dans un ordre décroissant <text:s/>ce qui peut causer des problèmes lors de la lecture au clavier par exemple</text:p>
          </table:table-cell>
          <table:table-cell office:value-type="string">
            <text:p>Des titres correctement ordonnés qui ne sautent pas de niveaux transmettent la « structure sémantique » de la page, ce qui facilité la navigation et la compréhension lors de l’utilisation de technologies d'assistance</text:p>
          </table:table-cell>
          <table:table-cell office:value-type="string">
            <text:p>Réordonner les titres</text:p>
          </table:table-cell>
          <table:table-cell office:value-type="string">
            <text:p>Google Lighthouse</text:p>
          </table:table-cell>
          <table:table-cell table:number-columns-repeated="1018"/>
        </table:table-row>
        <table:table-row table:style-name="ro10">
          <table:table-cell office:value-type="string">
            <text:p>SEO</text:p>
          </table:table-cell>
          <table:table-cell office:value-type="string">
            <text:p>Les image utilisées sont trop lourdes</text:p>
          </table:table-cell>
          <table:table-cell office:value-type="string">
            <text:p>Des images trop lourdes rendent le chargement de la page plus lent.</text:p>
          </table:table-cell>
          <table:table-cell office:value-type="string">
            <text:p>Mettre des images de taille appropriée pour économiser les données cellulaires et améliorer le temps de chargement.</text:p>
          </table:table-cell>
          <table:table-cell office:value-type="string">
            <text:p>Compresser les images</text:p>
          </table:table-cell>
          <table:table-cell office:value-type="string">
            <text:p>Google Lighthouse</text:p>
          </table:table-cell>
          <table:table-cell office:value-type="string">
            <text:p>fait</text:p>
          </table:table-cell>
          <table:table-cell table:number-columns-repeated="1017"/>
        </table:table-row>
        <table:table-row table:style-name="ro12">
          <table:table-cell office:value-type="string">
            <text:p>SEO </text:p>
          </table:table-cell>
          <table:table-cell office:value-type="string">
            <text:p>CSS inutile</text:p>
          </table:table-cell>
          <table:table-cell office:value-type="string">
            <text:p>Un CSS inutile dans les feuilles de styles alourdie la page et réduit son temps de chargement.</text:p>
          </table:table-cell>
          <table:table-cell office:value-type="string">
            <text:p>Toujours « nettoyer » son code avant de mettre son site en ligne.</text:p>
          </table:table-cell>
          <table:table-cell office:value-type="string">
            <text:p>Enlever le CSS inutile.</text:p>
          </table:table-cell>
          <table:table-cell table:number-columns-repeated="1019"/>
        </table:table-row>
        <table:table-row table:style-name="ro13">
          <table:table-cell office:value-type="string">
            <text:p>SEO</text:p>
          </table:table-cell>
          <table:table-cell office:value-type="string">
            <text:p>URL manquante pour les réseaux sociaux</text:p>
          </table:table-cell>
          <table:table-cell office:value-type="string">
            <text:p>Il manque des liens pour les réseaux sociaux, si ceux-ci sont indisponible, cela apportera moins de visibilité sur le web.</text:p>
          </table:table-cell>
          <table:table-cell office:value-type="string">
            <text:p>Toujours mettre des liens externes sur son site afin d'exposer son travail sur la toile : + de visibilité + de visiteurs.</text:p>
          </table:table-cell>
          <table:table-cell office:value-type="string">
            <text:p>Ajouter des liens aux réseaux sociaux.</text:p>
          </table:table-cell>
          <table:table-cell table:number-columns-repeated="1019"/>
        </table:table-row>
        <table:table-row table:style-name="ro14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7" table:default-cell-style-name="Default"/>
        <table:table-row table:style-name="ro1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3">13/12/2021</text:date>, <text:time>01:4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9T00:10:55.35</meta:creation-date>
    <dc:date>2021-12-13T01:49:21.63</dc:date>
    <meta:editing-duration>P6DT11H33M40S</meta:editing-duration>
    <meta:editing-cycles>5</meta:editing-cycles>
    <meta:generator>OpenOffice/4.1.9$Win32 OpenOffice.org_project/419m1$Build-9805</meta:generator>
    <meta:document-statistic meta:table-count="3" meta:cell-count="71" meta:object-count="0"/>
  </office:meta>
</office:document-meta>
</file>